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4.446cm" fo:margin-left="1.272cm" fo:margin-top="0cm" fo:margin-bottom="0cm" table:align="left" style:writing-mode="lr-tb"/>
    </style:style>
    <style:style style:name="Tabella1.A" style:family="table-column">
      <style:table-column-properties style:column-width="5.237cm"/>
    </style:style>
    <style:style style:name="Tabella1.B" style:family="table-column">
      <style:table-column-properties style:column-width="9.208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" style:family="table">
      <style:table-properties style:width="14.446cm" fo:margin-left="1.272cm" fo:margin-top="0cm" fo:margin-bottom="0cm" table:align="left" style:writing-mode="lr-tb"/>
    </style:style>
    <style:style style:name="Tabella2.A" style:family="table-column">
      <style:table-column-properties style:column-width="4.919cm"/>
    </style:style>
    <style:style style:name="Tabella2.B" style:family="table-column">
      <style:table-column-properties style:column-width="9.525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la3" style:family="table">
      <style:table-properties style:width="14.923cm" fo:margin-left="1.258cm" fo:margin-top="0cm" fo:margin-bottom="0cm" table:align="left" style:writing-mode="lr-tb"/>
    </style:style>
    <style:style style:name="Tabella3.A" style:family="table-column">
      <style:table-column-properties style:column-width="3.332cm"/>
    </style:style>
    <style:style style:name="Tabella3.B" style:family="table-column">
      <style:table-column-properties style:column-width="4.604cm"/>
    </style:style>
    <style:style style:name="Tabella3.C" style:family="table-column">
      <style:table-column-properties style:column-width="6.987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203cm" fo:padding-right="0.191cm" fo:padding-top="0cm" fo:padding-bottom="0cm" fo:border="0.75pt solid #000001"/>
    </style:style>
    <style:style style:name="Tabella4" style:family="table">
      <style:table-properties style:width="16.965cm" fo:margin-left="-0.358cm" fo:margin-top="0cm" fo:margin-bottom="0cm" table:align="left" style:writing-mode="lr-tb"/>
    </style:style>
    <style:style style:name="Tabella4.A" style:family="table-column">
      <style:table-column-properties style:column-width="5.593cm"/>
    </style:style>
    <style:style style:name="Tabella4.B" style:family="table-column">
      <style:table-column-properties style:column-width="1.764cm"/>
    </style:style>
    <style:style style:name="Tabella4.C" style:family="table-column">
      <style:table-column-properties style:column-width="6.105cm"/>
    </style:style>
    <style:style style:name="Tabella4.D" style:family="table-column">
      <style:table-column-properties style:column-width="3.50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203cm" fo:padding-right="0.191cm" fo:padding-top="0cm" fo:padding-bottom="0cm" fo:border="0.75pt solid #000001"/>
    </style:style>
    <style:style style:name="Tabella7" style:family="table">
      <style:table-properties style:width="13.944cm" fo:margin-left="-0.203cm" fo:margin-top="0cm" fo:margin-bottom="0cm" table:align="left" style:writing-mode="lr-tb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002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203cm" fo:padding-right="0.191cm" fo:padding-top="0cm" fo:padding-bottom="0cm" fo:border="0.7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rsid="0010b67d" officeooo:paragraph-rsid="0010b67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rsid="0010b67d" officeooo:paragraph-rsid="0010b67d"/>
    </style:style>
    <style:style style:name="P6" style:family="paragraph" style:parent-style-name="Standard">
      <style:paragraph-properties fo:margin-left="0cm" fo:margin-right="0.635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officeooo:paragraph-rsid="0016432c"/>
    </style:style>
    <style:style style:name="P8" style:family="paragraph" style:parent-style-name="Text_20_body">
      <style:paragraph-properties fo:margin-left="0.127cm" fo:margin-right="0cm" fo:text-indent="0cm" style:auto-text-indent="false" fo:keep-with-next="always"/>
      <style:text-properties officeooo:rsid="001215f7" officeooo:paragraph-rsid="001215f7"/>
    </style:style>
    <style:style style:name="P9" style:family="paragraph" style:parent-style-name="Text_20_body">
      <style:paragraph-properties fo:margin-left="0.127cm" fo:margin-right="0cm" fo:text-indent="0cm" style:auto-text-indent="false" fo:keep-with-next="always"/>
      <style:text-properties officeooo:rsid="0012af42" officeooo:paragraph-rsid="0012af42"/>
    </style:style>
    <style:style style:name="P10" style:family="paragraph" style:parent-style-name="Text_20_body">
      <style:paragraph-properties fo:margin-left="0.127cm" fo:margin-right="0cm" fo:text-indent="0cm" style:auto-text-indent="false"/>
      <style:text-properties officeooo:rsid="001215f7" officeooo:paragraph-rsid="001215f7"/>
    </style:style>
    <style:style style:name="P11" style:family="paragraph" style:parent-style-name="Text_20_body">
      <style:paragraph-properties fo:margin-left="0.127cm" fo:margin-right="0cm" fo:text-indent="0cm" style:auto-text-indent="false"/>
      <style:text-properties officeooo:rsid="0012af42" officeooo:paragraph-rsid="0012af42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46d3b" officeooo:paragraph-rsid="00146d3b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officeooo:rsid="0015364b" officeooo:paragraph-rsid="0015364b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officeooo:rsid="0015dce1" officeooo:paragraph-rsid="0015dce1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officeooo:rsid="0016432c" officeooo:paragraph-rsid="0016432c"/>
    </style:style>
    <style:style style:name="P17" style:family="paragraph" style:parent-style-name="Heading_20_1" style:list-style-name="WWNum1"/>
    <style:style style:name="P18" style:family="paragraph" style:parent-style-name="Heading_20_1" style:list-style-name="WWNum1">
      <style:text-properties officeooo:paragraph-rsid="0010d758"/>
    </style:style>
    <style:style style:name="P19" style:family="paragraph" style:parent-style-name="Heading_20_1" style:list-style-name="WWNum1">
      <style:paragraph-properties fo:text-align="justify" style:justify-single-word="false"/>
    </style:style>
    <style:style style:name="P20" style:family="paragraph" style:parent-style-name="Heading_20_1" style:list-style-name="WWNum1">
      <style:text-properties officeooo:rsid="00146d3b" officeooo:paragraph-rsid="00146d3b"/>
    </style:style>
    <style:style style:name="P21" style:family="paragraph" style:parent-style-name="Heading_20_2">
      <style:text-properties officeooo:rsid="0010d758" officeooo:paragraph-rsid="0010d758"/>
    </style:style>
    <style:style style:name="P22" style:family="paragraph" style:parent-style-name="Heading_20_2">
      <style:text-properties officeooo:rsid="001215f7" officeooo:paragraph-rsid="001215f7"/>
    </style:style>
    <style:style style:name="P23" style:family="paragraph" style:parent-style-name="Heading_20_2">
      <style:text-properties officeooo:rsid="00146d3b" officeooo:paragraph-rsid="00146d3b"/>
    </style:style>
    <style:style style:name="P24" style:family="paragraph" style:parent-style-name="Title" style:master-page-name="Standard">
      <style:paragraph-properties style:page-number="auto"/>
      <style:text-properties officeooo:rsid="0010b67d" officeooo:paragraph-rsid="0010b67d"/>
    </style:style>
    <style:style style:name="P25" style:family="paragraph" style:parent-style-name="InfoBlue" style:list-style-name="WWNum1">
      <style:text-properties fo:color="#000000" officeooo:paragraph-rsid="0010d758"/>
    </style:style>
    <style:style style:name="P26" style:family="paragraph" style:parent-style-name="InfoBlue" style:list-style-name="WWNum1">
      <style:text-properties fo:color="#000000" officeooo:paragraph-rsid="001215f7"/>
    </style:style>
    <style:style style:name="P27" style:family="paragraph" style:parent-style-name="InfoBlue">
      <style:text-properties fo:color="#000000" officeooo:rsid="0010b67d" officeooo:paragraph-rsid="0010b67d"/>
    </style:style>
    <style:style style:name="P28" style:family="paragraph" style:parent-style-name="InfoBlue">
      <style:text-properties fo:color="#000000" officeooo:rsid="0010d758" officeooo:paragraph-rsid="0010d758"/>
    </style:style>
    <style:style style:name="P29" style:family="paragraph" style:parent-style-name="InfoBlue">
      <style:text-properties fo:color="#000000" officeooo:rsid="001215f7" officeooo:paragraph-rsid="001215f7"/>
    </style:style>
    <style:style style:name="P30" style:family="paragraph" style:parent-style-name="InfoBlue">
      <style:text-properties fo:color="#000000" officeooo:rsid="0012af42" officeooo:paragraph-rsid="0012af42"/>
    </style:style>
    <style:style style:name="P31" style:family="paragraph" style:parent-style-name="InfoBlue">
      <style:text-properties fo:color="#000000" officeooo:paragraph-rsid="00146d3b"/>
    </style:style>
    <style:style style:name="P32" style:family="paragraph" style:parent-style-name="InfoBlue">
      <style:text-properties fo:color="#000000" officeooo:rsid="00146d3b" officeooo:paragraph-rsid="00146d3b"/>
    </style:style>
    <style:style style:name="P33" style:family="paragraph" style:parent-style-name="InfoBlue">
      <style:text-properties fo:color="#000000" officeooo:rsid="0015364b" officeooo:paragraph-rsid="0015364b"/>
    </style:style>
    <style:style style:name="P34" style:family="paragraph" style:parent-style-name="InfoBlue">
      <style:text-properties officeooo:paragraph-rsid="0015364b"/>
    </style:style>
    <style:style style:name="P35" style:family="paragraph" style:parent-style-name="InfoBlue">
      <style:paragraph-properties fo:margin-left="0cm" fo:margin-right="0cm" fo:text-indent="0cm" style:auto-text-indent="false"/>
      <style:text-properties officeooo:rsid="0016432c" officeooo:paragraph-rsid="0016432c"/>
    </style:style>
    <style:style style:name="P36" style:family="paragraph" style:parent-style-name="InfoBlue">
      <style:paragraph-properties fo:margin-left="0cm" fo:margin-right="0cm" fo:text-indent="0cm" style:auto-text-indent="false"/>
      <style:text-properties fo:color="#000000" officeooo:paragraph-rsid="0015364b"/>
    </style:style>
    <style:style style:name="P37" style:family="paragraph" style:parent-style-name="InfoBlue">
      <style:paragraph-properties fo:margin-left="0cm" fo:margin-right="0cm" fo:text-indent="0cm" style:auto-text-indent="false"/>
      <style:text-properties fo:color="#000000" officeooo:rsid="0015364b" officeooo:paragraph-rsid="0015364b"/>
    </style:style>
    <style:style style:name="P38" style:family="paragraph" style:parent-style-name="InfoBlue">
      <style:paragraph-properties fo:margin-left="0cm" fo:margin-right="0cm" fo:text-indent="0cm" style:auto-text-indent="false"/>
      <style:text-properties fo:color="#000000" officeooo:rsid="0015364b" officeooo:paragraph-rsid="0015dce1"/>
    </style:style>
    <style:style style:name="P39" style:family="paragraph" style:parent-style-name="InfoBlue">
      <style:paragraph-properties fo:margin-left="0cm" fo:margin-right="0cm" fo:text-indent="0cm" style:auto-text-indent="false"/>
      <style:text-properties fo:color="#000000" officeooo:rsid="0015dce1" officeooo:paragraph-rsid="0015dce1"/>
    </style:style>
    <style:style style:name="P40" style:family="paragraph" style:parent-style-name="InfoBlue">
      <style:paragraph-properties fo:margin-left="0cm" fo:margin-right="0cm" fo:text-indent="0cm" style:auto-text-indent="false"/>
      <style:text-properties fo:color="#000000" officeooo:rsid="0015dce1" officeooo:paragraph-rsid="0016432c"/>
    </style:style>
    <style:style style:name="P41" style:family="paragraph" style:parent-style-name="InfoBlue">
      <style:paragraph-properties fo:margin-left="0cm" fo:margin-right="0cm" fo:text-indent="0cm" style:auto-text-indent="false"/>
      <style:text-properties fo:color="#000000" officeooo:rsid="0016432c" officeooo:paragraph-rsid="0016432c"/>
    </style:style>
    <style:style style:name="P42" style:family="paragraph" style:parent-style-name="InfoBlue">
      <style:paragraph-properties fo:margin-left="0cm" fo:margin-right="0cm" fo:text-indent="0cm" style:auto-text-indent="false"/>
      <style:text-properties fo:color="#000000" officeooo:paragraph-rsid="0015dce1"/>
    </style:style>
    <style:style style:name="P43" style:family="paragraph" style:parent-style-name="InfoBlue">
      <style:paragraph-properties fo:margin-left="0cm" fo:margin-right="0cm" fo:text-indent="0cm" style:auto-text-indent="false"/>
      <style:text-properties fo:color="#000000" officeooo:paragraph-rsid="001643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d3b" style:font-weight-asian="bold" style:font-weight-complex="bold"/>
    </style:style>
    <style:style style:name="T3" style:family="text">
      <style:text-properties style:font-name="Symbol"/>
    </style:style>
    <style:style style:name="T4" style:family="text">
      <style:text-properties officeooo:rsid="0010b67d"/>
    </style:style>
    <style:style style:name="T5" style:family="text">
      <style:text-properties officeooo:rsid="0010d758"/>
    </style:style>
    <style:style style:name="T6" style:family="text">
      <style:text-properties officeooo:rsid="001215f7"/>
    </style:style>
    <style:style style:name="T7" style:family="text">
      <style:text-properties officeooo:rsid="00146d3b"/>
    </style:style>
    <style:style style:name="T8" style:family="text">
      <style:text-properties officeooo:rsid="0015364b"/>
    </style:style>
    <style:style style:name="T9" style:family="text">
      <style:text-properties officeooo:rsid="0015dce1"/>
    </style:style>
    <style:style style:name="T10" style:family="text">
      <style:text-properties officeooo:rsid="0016432c"/>
    </style:style>
    <style:style style:name="T1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erfect Places</text:p>
      <text:p text:style-name="Title"><text:title>Vision</text:title></text:p>
      <text:p text:style-name="Standard"/>
      <text:list xml:id="list6250064693639813710" text:style-name="WWNum1">
        <text:list-item>
          <text:h text:style-name="P18" text:outline-level="1"><text:bookmark-start text:name="_Toc452813577"/><text:bookmark-start text:name="_Toc436203377"/><text:bookmark-start text:name="_Toc20715754"/><text:bookmark-start text:name="_Toc512930904"/><text:bookmark-start text:name="_Toc456600917"/><text:bookmark-start text:name="_Toc456598586"/>Introdu<text:bookmark-end text:name="_Toc20715754"/><text:bookmark-end text:name="_Toc512930904"/><text:bookmark-end text:name="_Toc456600917"/><text:bookmark-end text:name="_Toc456598586"/><text:span text:style-name="T5">zione</text:span></text:h>
          <text:p text:style-name="P25"><text:span text:style-name="T5">Il seguente elaborato è inserito nella documentazione a supporto del progetto Perfect Places, e fornisce una panoramica completa riguardo gli obiettivi di progetto, gli stakeholder del sistema, le esigenze dal loro espresse e le feauture identificate nel corso dell'analisi e come esse hanno avuto riscontro nella progettazione del sistema.</text:span></text:p>
          <text:p text:style-name="P26"><text:span text:style-name="T5">Perfect Places e un'applicazione prevalentemente Web, corredata da un'estensione che aggiunge funzionalità al sistema (prevalentemente di gestione) realizzata come Stand Alone.</text:span></text:p>
          <text:p text:style-name="P26"><text:span text:style-name="T6">La piattaforma permette l'affitto di locazioni di seconde parti e lagestione delle proprie locazioni (visualizzazioni, inserimento, rimozione) da parte di soggetti utenti del sistema.</text:span></text:p>
        </text:list-item>
        <text:list-item>
          <text:h text:style-name="P19" text:outline-level="1"><text:bookmark-start text:name="_Toc20715755"/><text:bookmark-start text:name="_Toc512930906"/>Posi<text:bookmark-end text:name="_Toc452813577"/><text:bookmark-end text:name="_Toc436203377"/><text:bookmark-end text:name="_Toc20715755"/><text:bookmark-end text:name="_Toc512930906"/><text:span text:style-name="T5">zionamento</text:span></text:h>
        </text:list-item>
      </text:list>
      <text:p text:style-name="P4"/>
      <text:list xml:id="list215037342417965" text:continue-numbering="true" text:style-name="WWNum1">
        <text:list-item>
          <text:list>
            <text:list-item>
              <text:h text:style-name="P21" text:outline-level="2"><text:bookmark-start text:name="_Toc20715756"/><text:bookmark-start text:name="_Toc512930907"/><text:bookmark-start text:name="_Toc452813579"/><text:bookmark-start text:name="_Toc436203379"/>D<text:bookmark-end text:name="_Toc20715756"/><text:bookmark-end text:name="_Toc512930907"/><text:bookmark-end text:name="_Toc452813579"/><text:bookmark-end text:name="_Toc436203379"/>efinizione Del Problema</text:h>
            </text:list-item>
          </text:list>
        </text:list-item>
      </text:list>
      <text:p text:style-name="InfoBlue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Il problema</text:p>
          </table:table-cell>
          <table:table-cell table:style-name="Tabella1.B1" office:value-type="string">
            <text:p text:style-name="P27">Trovare il proprio alloggio ideale, <text:span text:style-name="T5">rispondente alle diverse esigenze di un utilizzatore, siano esse di lavoro o di piacere,</text:span> confrontando prezzi e offerte nel minor tempo possibile</text:p>
          </table:table-cell>
        </table:table-row>
        <table:table-row table:style-name="Tabella1.1">
          <table:table-cell table:style-name="Tabella1.A2" office:value-type="string">
            <text:p text:style-name="P8">Condiziona</text:p>
          </table:table-cell>
          <table:table-cell table:style-name="Tabella1.B2" office:value-type="string">
            <text:p text:style-name="P27">Le più disparate categorie di persone: <text:span text:style-name="T5">locatori, viaggiatori ciascuno con le proprie richieste e necessità</text:span></text:p>
          </table:table-cell>
        </table:table-row>
        <table:table-row table:style-name="Tabella1.1">
          <table:table-cell table:style-name="Tabella1.A2" office:value-type="string">
            <text:p text:style-name="P8">Il suo impatto</text:p>
          </table:table-cell>
          <table:table-cell table:style-name="Tabella1.B3" office:value-type="string">
            <text:p text:style-name="P28">Per un locatore la necessità di ottenere ricavi, allestendo una vetrina di presentazione per le proprietà che si desidera affittare; per un viaggiatore la possibilità di <text:s/>scegliere tra varie offerte quella per lui più accomodante</text:p>
          </table:table-cell>
        </table:table-row>
        <table:table-row table:style-name="Tabella1.1">
          <table:table-cell table:style-name="Tabella1.A2" office:value-type="string">
            <text:p text:style-name="P10">Una soluzione efficace</text:p>
          </table:table-cell>
          <table:table-cell table:style-name="Tabella1.B4" office:value-type="string">
            <text:p text:style-name="P29">Offre un modo intelligente e versatile per offrire un ponte per la comunicazione e lo scambio di informazione rapido tra i diversi utenti, in funzione dei ruoli che questi svolgono all'interno del sistema</text:p>
          </table:table-cell>
        </table:table-row>
      </table:table>
      <text:list xml:id="list215037262428156" text:continue-numbering="true" text:style-name="WWNum1">
        <text:list-item>
          <text:list>
            <text:list-item>
              <text:h text:style-name="P22" text:outline-level="2"><text:bookmark-start text:name="_Toc20715757"/><text:bookmark-start text:name="_Toc512930908"/><text:bookmark-start text:name="_Toc452813580"/><text:bookmark-start text:name="_Toc436203380"/><text:bookmark-start text:name="_Toc422186485"/><text:bookmark-start text:name="_Toc425054392"/>P<text:bookmark-end text:name="_Toc20715757"/><text:bookmark-end text:name="_Toc512930908"/><text:bookmark-end text:name="_Toc452813580"/><text:bookmark-end text:name="_Toc436203380"/><text:bookmark-end text:name="_Toc422186485"/><text:bookmark-end text:name="_Toc425054392"/>osizione Del Prodotto</text:h>
            </text:list-item>
          </text:list>
        </text:list-item>
      </text:list>
      <text:p text:style-name="InfoBlue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">Per</text:p>
          </table:table-cell>
          <table:table-cell table:style-name="Tabella2.B1" office:value-type="string">
            <text:p text:style-name="P29">Compagnie di booking o di viaggio</text:p>
          </table:table-cell>
        </table:table-row>
        <table:table-row table:style-name="Tabella2.1">
          <table:table-cell table:style-name="Tabella2.A2" office:value-type="string">
            <text:p text:style-name="P8">I quali</text:p>
          </table:table-cell>
          <table:table-cell table:style-name="Tabella2.B2" office:value-type="string">
            <text:p text:style-name="P29">Vogliono offrire un supporto online adeguato ai propri clienti</text:p>
          </table:table-cell>
        </table:table-row>
        <table:table-row table:style-name="Tabella2.1">
          <table:table-cell table:style-name="Tabella2.A2" office:value-type="string">
            <text:p text:style-name="P9">Categoria di prodotto</text:p>
          </table:table-cell>
          <table:table-cell table:style-name="Tabella2.B3" office:value-type="string">
            <text:p text:style-name="P30">Web Application </text:p>
          </table:table-cell>
        </table:table-row>
        <table:table-row table:style-name="Tabella2.1">
          <table:table-cell table:style-name="Tabella2.A2" office:value-type="string">
            <text:p text:style-name="P9">Il quale</text:p>
          </table:table-cell>
          <table:table-cell table:style-name="Tabella2.B4" office:value-type="string">
            <text:p text:style-name="P30">Costituisce un prodotto rinnovato e conveniente</text:p>
          </table:table-cell>
        </table:table-row>
        <table:table-row table:style-name="Tabella2.1">
          <table:table-cell table:style-name="Tabella2.A2" office:value-type="string">
            <text:p text:style-name="P9">A differenza</text:p>
          </table:table-cell>
          <table:table-cell table:style-name="Tabella2.B5" office:value-type="string">
            <text:p text:style-name="P30">TriVado</text:p>
          </table:table-cell>
        </table:table-row>
        <table:table-row table:style-name="Tabella2.1">
          <table:table-cell table:style-name="Tabella2.A6" office:value-type="string">
            <text:p text:style-name="P11">Il nostro prodotto</text:p>
          </table:table-cell>
          <table:table-cell table:style-name="Tabella2.B6" office:value-type="string">
            <text:p text:style-name="P30">Offre una maggiore convenienza, e una facilità d'uso in materia di intuitività, comunicazione e gestione</text:p>
          </table:table-cell>
        </table:table-row>
      </table:table>
      <text:p text:style-name="InfoBlue"/>
      <text:list xml:id="list215037674420874" text:continue-numbering="true" text:style-name="WWNum1">
        <text:list-item>
          <text:h text:style-name="P17" text:outline-level="1"><text:soft-page-break/><text:span text:style-name="T7">Descrizione Degli </text:span><text:bookmark-start text:name="_Toc436203381"/><text:bookmark-start text:name="_Toc20715758"/><text:bookmark-start text:name="_Toc512930909"/><text:bookmark-start text:name="_Toc452813581"/><text:bookmark-start text:name="_Toc447960005"/>Stakeholder <text:bookmark-end text:name="_Toc20715758"/><text:bookmark-end text:name="_Toc512930909"/><text:bookmark-end text:name="_Toc452813581"/><text:bookmark-end text:name="_Toc447960005"/></text:h>
          <text:list>
            <text:list-item>
              <text:h text:style-name="Heading_20_2" text:outline-level="2"><text:span text:style-name="T8">Riassunto </text:span>Stakeholder </text:h>
            </text:list-item>
          </text:list>
        </text:list-item>
      </text:list>
      <text:p text:style-name="InfoBlue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 table:style-name="Tabella3.1">
            <table:table-cell table:style-name="Tabella3.A1" office:value-type="string">
              <text:p text:style-name="Standard"><text:span text:style-name="T1">N</text:span><text:span text:style-name="T2">ome</text:span></text:p>
            </table:table-cell>
            <table:table-cell table:style-name="Tabella3.A1" office:value-type="string">
              <text:p text:style-name="Standard"><text:span text:style-name="T1">Descri</text:span><text:span text:style-name="T2">zione</text:span></text:p>
            </table:table-cell>
            <table:table-cell table:style-name="Tabella3.A1" office:value-type="string">
              <text:p text:style-name="Standard"><text:span text:style-name="T1">Respons</text:span><text:span text:style-name="T2">a</text:span><text:span text:style-name="T1">bilit</text:span><text:span text:style-name="T2">à</text:span></text:p>
            </table:table-cell>
          </table:table-row>
        </table:table-header-rows>
        <table:table-row table:style-name="Tabella3.1">
          <table:table-cell table:style-name="Tabella3.A1" office:value-type="string">
            <text:p text:style-name="P31"><text:span text:style-name="T7">Proprietario</text:span></text:p>
            <text:p text:style-name="P31"/>
            <text:p text:style-name="P32">Viaggiatore</text:p>
            <text:p text:style-name="P32"/>
            <text:p text:style-name="P32">Amministratore</text:p>
            <text:p text:style-name="P32"/>
            <text:p text:style-name="P32"/>
            <text:p text:style-name="P32">Utente registrato</text:p>
            <text:p text:style-name="P32"/>
            <text:p text:style-name="P32"/>
            <text:p text:style-name="P32"/>
            <text:p text:style-name="P32"/>
            <text:p text:style-name="P32">Visitatore</text:p>
            <text:p text:style-name="P32"/>
            <text:p text:style-name="P32"/>
            <text:p text:style-name="P32">Investitori</text:p>
            <text:p text:style-name="P32"/>
            <text:p text:style-name="P32">Committenti</text:p>
          </table:table-cell>
          <table:table-cell table:style-name="Tabella3.A1" office:value-type="string">
            <text:p text:style-name="P32">Persona interessata a dare in affitto un bene immobile</text:p>
            <text:p text:style-name="P32">Persona interessata ad affittare bene immobile.</text:p>
            <text:p text:style-name="P32">Persona con privilegi maggiori rispetto ad un utente generico</text:p>
            <text:p text:style-name="P32"/>
            <text:p text:style-name="P32">Persona che si è registrata fornendo alcuni dati( nome, cognome, username, password, mail). Ciò permette all'utente registrato di accedere ai servizi dell'applicazione.</text:p>
            <text:p text:style-name="P32">Persona esterna, non registrato, quindi non in possesso di un' area private all'interno del sistema</text:p>
            <text:p text:style-name="P32">Figure che finanziano economicamente il progetto</text:p>
            <text:p text:style-name="P32"/>
            <text:p text:style-name="P32">Chi ha richiesto effettivamente il prodotto</text:p>
          </table:table-cell>
          <table:table-cell table:style-name="Tabella3.A1" office:value-type="string">
            <text:p text:style-name="P33">E' un utente del sistema ed in quanto tale è interessato ai servizi offerti come affittuario</text:p>
            <text:p text:style-name="P33">E' un utente del sistema ed in quanto tale è interessato ai servizi offerti come inquilino</text:p>
            <text:p text:style-name="P33">Figura interessata alla corretta gestione del sistema, così come alla sua efficacia, garantendo la coerenza e l'aggiornamento dei dati al suo interno.</text:p>
            <text:p text:style-name="P33"/>
            <text:p text:style-name="P33">E' una persona che ha eseguito una procedura di registazione; è dunque un utente del sistema che è interessato ad usufruire dei potenziali servizi offerti dalla piattaforma</text:p>
            <text:p text:style-name="P33"/>
            <text:p text:style-name="P33">E' una terza parte esterna, interessata al lato puramente informativo (informazioni di carattere generale sul sistema)</text:p>
            <text:p text:style-name="P33"/>
            <text:p text:style-name="P33">Costituiscono la base economica del progetto e sono interessati alla sua riuscita e al suo successo sul mercato</text:p>
            <text:p text:style-name="P33">Coloro che hanno interesse che il prodotto finale rispecchi le esigenze da cui è nata la richiesta</text:p>
          </table:table-cell>
        </table:table-row>
      </table:table>
      <text:p text:style-name="Text_20_body"/>
      <text:list xml:id="list215037039996041" text:continue-numbering="true" text:style-name="WWNum1">
        <text:list-item>
          <text:list>
            <text:list-item>
              <text:h text:style-name="P23" text:outline-level="2">Ambiente Di Utilizzo</text:h>
            </text:list-item>
          </text:list>
        </text:list-item>
      </text:list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p text:style-name="P34"/>
      <text:p text:style-name="P34"/>
      <text:list xml:id="list215037349228419" text:continue-numbering="true" text:style-name="WWNum1">
        <text:list-item>
          <text:h text:style-name="P20" text:outline-level="1"><text:bookmark-end text:name="_Toc436203381"/><text:bookmark-start text:name="_Toc20715760"/><text:bookmark-start text:name="_Toc512930915"/><text:bookmark-start text:name="_Toc452813590"/><text:bookmark-start text:name="_Toc436203387"/><text:soft-page-break/>P<text:bookmark-end text:name="_Toc20715760"/><text:bookmark-end text:name="_Toc512930915"/><text:bookmark-end text:name="_Toc452813590"/><text:bookmark-end text:name="_Toc436203387"/>anoramica Del Prodotto</text:h>
          <text:list>
            <text:list-item>
              <text:h text:style-name="Heading_20_2" text:outline-level="2"><text:bookmark-start text:name="_Toc20715763"/><text:bookmark-start text:name="_Toc512930913"/><text:bookmark-start text:name="_Toc452813588"/>Needs<text:bookmark-end text:name="_Toc512930913"/><text:bookmark-end text:name="_Toc452813588"/> <text:span text:style-name="T7">&amp;</text:span> Features<text:bookmark-end text:name="_Toc20715763"/></text:h>
            </text:list-item>
          </text:list>
        </text:list-item>
      </text:list>
      <text:p text:style-name="InfoBlue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2"><text:span text:style-name="T1">Need</text:span></text:p>
          </table:table-cell>
          <table:table-cell table:style-name="Tabella4.A1" office:value-type="string">
            <text:p text:style-name="P12"><text:span text:style-name="T1">Priorit</text:span><text:span text:style-name="T2">à</text:span></text:p>
          </table:table-cell>
          <table:table-cell table:style-name="Tabella4.A1" office:value-type="string">
            <text:p text:style-name="P12"><text:span text:style-name="T1">Features</text:span></text:p>
          </table:table-cell>
          <table:table-cell table:style-name="Tabella4.A1" office:value-type="string">
            <text:p text:style-name="P13"><text:span text:style-name="T1">Rilascio Pianificato</text:span></text:p>
          </table:table-cell>
        </table:table-row>
        <table:table-row table:style-name="Tabella4.1">
          <table:table-cell table:style-name="Tabella4.A1" office:value-type="string">
            <text:p text:style-name="P36"><text:span text:style-name="T8">L'utente vuole che il sistema gli permetta di inserire una locazione</text:span></text:p>
            <text:p text:style-name="P36"/>
            <text:p text:style-name="P37"/>
            <text:p text:style-name="P37">L'utente vuole che il sistema gli permetta di rimuovere una locazione</text:p>
            <text:p text:style-name="P37"/>
            <text:p text:style-name="P38">L'utente vuole che il sistema gli permetta di visualizzare tutte le locazioni da lui rese disponibili per essere affittate.</text:p>
            <text:p text:style-name="P37"/>
            <text:p text:style-name="P39">L'utente vuole che il sistema gli permetta di poter ricercare le locazioni secondo alcuni parametri di base</text:p>
            <text:p text:style-name="P39"/>
            <text:p text:style-name="P39">L'utente vuole che il sistema gli permetta di poter ricercare le locazioni in maniera avanzata.</text:p>
            <text:p text:style-name="P39"/>
            <text:p text:style-name="P39">L'utente vuole che il sistema gli permetta di poter scegliere <text:span text:style-name="T10">una locazione in base al prezzo dei servizi offerti</text:span></text:p>
            <text:p text:style-name="P39"/>
            <text:p text:style-name="P39"/>
            <text:p text:style-name="P39">L'utente vuole che il sistema gli permetta di poter comunicare tramite scambio di messaggi con un altro utente</text:p>
            <text:p text:style-name="P39"/>
            <text:p text:style-name="P39">L'utente vuole che il sistema gli permetta di poter visualizzare il proprio profilo e modificarlo</text:p>
            <text:p text:style-name="P39"/>
            <text:p text:style-name="P39"/>
            <text:p text:style-name="P39"><text:soft-page-break/></text:p>
            <text:p text:style-name="P39">L'utente vuole che il sistema gli permetta di selezionare la lingua di visualizzazione.</text:p>
            <text:p text:style-name="P39"/>
            <text:p text:style-name="P39">L'utente vuole <text:span text:style-name="T10">avere a disposizione diverse categorie di locazioni</text:span></text:p>
            <text:p text:style-name="P39"/>
            <text:p text:style-name="P39">L'utente vuole che il sistema gli permetta di effettuare prenotazione.</text:p>
            <text:p text:style-name="P39"/>
            <text:p text:style-name="P39"/>
            <text:p text:style-name="P39">L'utente vuole che il sistema gli renda disponibile un riepilogo delle prenotazioni effettua<text:span text:style-name="T10">t</text:span>e</text:p>
            <text:p text:style-name="P39"/>
            <text:p text:style-name="P41">L'utente vuole poter effettuare il logout</text:p>
            <text:p text:style-name="P41"/>
            <text:p text:style-name="P41"/>
            <text:p text:style-name="P41">L'utente vuole poter gestire le proprie locazioni e affittare locazioni di altri autenti</text:p>
            <text:p text:style-name="P41"/>
            <text:p text:style-name="P41"/>
            <text:p text:style-name="P41">Un visitatore desidera poter creare un profilo personale all'interno del sistema</text:p>
            <text:p text:style-name="P41"/>
            <text:p text:style-name="P41">L'utente registrato desidera poter effettuare il login</text:p>
          </table:table-cell>
          <table:table-cell table:style-name="Tabella4.A1" office:value-type="string">
            <text:p text:style-name="P14">ALTA</text:p>
            <text:p text:style-name="P14"/>
            <text:p text:style-name="P14"/>
            <text:p text:style-name="P14"/>
            <text:p text:style-name="P14">ALTA</text:p>
            <text:p text:style-name="P14"/>
            <text:p text:style-name="P14"/>
            <text:p text:style-name="P14">ALTA</text:p>
            <text:p text:style-name="P14"/>
            <text:p text:style-name="P14"/>
            <text:p text:style-name="P14"/>
            <text:p text:style-name="P15">ALTA</text:p>
            <text:p text:style-name="P15"/>
            <text:p text:style-name="P15"/>
            <text:p text:style-name="P15">MEDIA</text:p>
            <text:p text:style-name="P15"/>
            <text:p text:style-name="P15"/>
            <text:p text:style-name="P15"/>
            <text:p text:style-name="P15">BASSA</text:p>
            <text:p text:style-name="P15"/>
            <text:p text:style-name="P15"/>
            <text:p text:style-name="P15"/>
            <text:p text:style-name="P15">ALTA</text:p>
            <text:p text:style-name="P15"/>
            <text:p text:style-name="P15"/>
            <text:p text:style-name="P15"/>
            <text:p text:style-name="P15">ALTA</text:p>
            <text:p text:style-name="P15"/>
            <text:p text:style-name="P15"><text:soft-page-break/></text:p>
            <text:p text:style-name="P15">ALTA</text:p>
            <text:p text:style-name="P15"/>
            <text:p text:style-name="P15"/>
            <text:p text:style-name="P15">MEDIA</text:p>
            <text:p text:style-name="P15"/>
            <text:p text:style-name="P15"/>
            <text:p text:style-name="P15">ALTA</text:p>
            <text:p text:style-name="P15"/>
            <text:p text:style-name="P15"/>
            <text:p text:style-name="P15">BASSA</text:p>
            <text:p text:style-name="P15"/>
            <text:p text:style-name="P15"/>
            <text:p text:style-name="P16">BASSA</text:p>
            <text:p text:style-name="P16"/>
            <text:p text:style-name="P16"/>
            <text:p text:style-name="P16"/>
            <text:p text:style-name="P16">BASSA</text:p>
            <text:p text:style-name="P16"/>
            <text:p text:style-name="P16"/>
            <text:p text:style-name="P16">MEDIA</text:p>
            <text:p text:style-name="P16"/>
            <text:p text:style-name="P16"/>
            <text:p text:style-name="P16">MEDIA</text:p>
          </table:table-cell>
          <table:table-cell table:style-name="Tabella4.A1" office:value-type="string">
            <text:p text:style-name="P42"><text:span text:style-name="T9">Il sistema permetterà ad un qualsiasi utente loggato di poter inserire una propria locazioneda affittare.</text:span></text:p>
            <text:p text:style-name="P42"/>
            <text:p text:style-name="P42"><text:span text:style-name="T9">Il sistema permetterà ad un qualsiasi utente loggato di poter rimuovere una propria locazione dal sistema.</text:span></text:p>
            <text:p text:style-name="P39"/>
            <text:p text:style-name="P40">Il sistema permetterà ad un qualsiasi utente loggato di poter visualizzare la lista delle locazioni dal lui inserite</text:p>
            <text:p text:style-name="P39"/>
            <text:p text:style-name="P39"/>
            <text:p text:style-name="P39"/>
            <text:p text:style-name="P7"/>
            <text:p text:style-name="P43"><text:span text:style-name="T8">Il sistema permetterà ad un qualsiasi utente loggato di poter ricercare le locazioni secondo alcuni parametri.</text:span></text:p>
            <text:p text:style-name="P39"/>
            <text:p text:style-name="P39"/>
            <text:p text:style-name="P39"/>
            <text:p text:style-name="P39"/>
            <text:p text:style-name="P41">Il sistema permetterà all'utente di visualizzare il prezzo per una determinata locazione e per specifici servizi</text:p>
            <text:p text:style-name="P39"/>
            <text:p text:style-name="P39">Il sistema permetterà ad un qualsiasi utente loggato di poter comunicare, tramite il suo servizio di posta interno, con un altro utente.</text:p>
            <text:p text:style-name="P39"/>
            <text:p text:style-name="P39">Il sistema permetterà ad un qualsiasi utente loggato di poter aggiornare o visualizzare il proprio <text:s/>profilo personale.</text:p>
            <text:p text:style-name="P39"/>
            <text:p text:style-name="P41"><text:soft-page-break/></text:p>
            <text:p text:style-name="P41">Il sistema permettere di scegliere la lingua di preferenza</text:p>
            <text:p text:style-name="P39"/>
            <text:p text:style-name="P39"/>
            <text:p text:style-name="P41">Il sistema offrirà un insieme di possibili categorie di locazioni</text:p>
            <text:p text:style-name="P39"/>
            <text:p text:style-name="P41">Il sistema fornirà un opportuno meccanismo di prenotazione</text:p>
            <text:p text:style-name="P39"/>
            <text:p text:style-name="P41">Il sistema terrà traccia delle prenotazioni effettuate dall'utente rendendole disponibili a quest'ultimo</text:p>
            <text:p text:style-name="P39"/>
            <text:p text:style-name="P39"/>
            <text:p text:style-name="P40">Il sistema permetterà ad un qualsiasi utente autenticato nel sistema di potersi de-autenticare dal sistema</text:p>
            <text:p text:style-name="P40"/>
            <text:p text:style-name="P40">Il sistema permetterà ad un qualsiasi utente loggato di poter scegliere tra un area proprietario ed un area viaggiatore secondo le sue esigenze.</text:p>
            <text:p text:style-name="P40"/>
            <text:p text:style-name="P43"><text:span text:style-name="T9">Il sistema permetterà ad un qualsiasi visitatore di potersi registrare attraverso la pagina principale.</text:span></text:p>
            <text:p text:style-name="P43"/>
            <text:p text:style-name="P40">Il sistema permetterà ad un qualsiasi utente, precedentemente registrato, di potersi autenticare</text:p>
            <text:p text:style-name="P40"/>
            <text:p text:style-name="P40"/>
          </table:table-cell>
          <table:table-cell table:style-name="Tabella4.A1" office:value-type="string">
            <text:p text:style-name="P35"/>
          </table:table-cell>
        </table:table-row>
      </table:table>
      <text:p text:style-name="Text_20_body"/>
      <text:list xml:id="list215038348196348" text:continue-numbering="true" text:style-name="WWNum1">
        <text:list-item>
          <text:h text:style-name="P20" text:outline-level="1"><text:bookmark-start text:name="_Toc20715765"/><text:bookmark-start text:name="_Toc512930919"/><text:bookmark-start text:name="_Toc452813602"/><text:bookmark-start text:name="_Toc436203408"/>A<text:bookmark-end text:name="_Toc20715765"/><text:bookmark-end text:name="_Toc512930919"/><text:bookmark-end text:name="_Toc452813602"/><text:bookmark-end text:name="_Toc436203408"/>ltri Requisiti Del Prodotto</text:h>
        </text:list-item>
      </text:list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<text:bookmark-start text:name="_Toc452813607"/><text:bookmark-start text:name="_Toc436203413"/><text:soft-page-break/>Note any design constraints, external constraints, assumptions or other dependencies that, if changed, will alter the <text:span text:style-name="T1">Vision </text:span>document. For example, an assumption may state that a specific operating system will be available for the hardware designated for the software product. If the operating system is not available, the <text:span text:style-name="T1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text:bookmark-end text:name="_Toc452813607"/><text:bookmark-end text:name="_Toc436203413"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3"><text:span text:style-name="T1">Requisito</text:span></text:p>
          </table:table-cell>
          <table:table-cell table:style-name="Tabella7.A1" office:value-type="string">
            <text:p text:style-name="P12"><text:span text:style-name="T1">Priorit</text:span><text:span text:style-name="T2">à</text:span></text:p>
          </table:table-cell>
          <table:table-cell table:style-name="Tabella7.A1" office:value-type="string">
            <text:p text:style-name="P13"><text:span text:style-name="T1">Rilascio Pianificato</text:span></text:p>
          </table:table-cell>
        </table:table-row>
        <table:table-row table:style-name="Tabella7.1">
          <table:table-cell table:style-name="Tabella7.A1" office:value-type="string">
            <text:p text:style-name="P12"/>
          </table:table-cell>
          <table:table-cell table:style-name="Tabella7.A1" office:value-type="string">
            <text:p text:style-name="P12"/>
          </table:table-cell>
          <table:table-cell table:style-name="Tabella7.A1" office:value-type="string">
            <text:p text:style-name="P1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line-height="120%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default-outline-level="2" style:list-style-name="WWNum1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3" style:list-style-name="WW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default-outline-level="4" style:list-style-name="WW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/>
    </style:style>
    <style:style style:name="infoblue" style:family="paragraph" style:parent-style-name="Standard" style:default-outline-level="">
      <style:paragraph-properties fo:margin-top="0cm" fo:margin-bottom="0.494cm" style:contextual-spacing="false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6.859cm" fo:margin-left="-0.203cm" fo:margin-top="0cm" fo:margin-bottom="0cm" table:align="left" style:writing-mode="lr-tb"/>
    </style:style>
    <style:style style:name="Tabella5.A" style:family="table-column">
      <style:table-column-properties style:column-width="11.252cm"/>
    </style:style>
    <style:style style:name="Tabella5.B" style:family="table-column">
      <style:table-column-properties style:column-width="5.606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203cm" fo:padding-right="0.191cm" fo:padding-top="0cm" fo:padding-bottom="0cm" fo:border="0.75pt solid #00000a"/>
    </style:style>
    <style:style style:name="Tabella6" style:family="table">
      <style:table-properties style:width="16.73cm" fo:margin-left="-0.203cm" fo:margin-top="0cm" fo:margin-bottom="0cm" table:align="left" style:writing-mode="lr-tb"/>
    </style:style>
    <style:style style:name="Tabella6.A" style:family="table-column">
      <style:table-column-properties style:column-width="5.576cm"/>
    </style:style>
    <style:style style:name="Tabella6.B" style:family="table-column">
      <style:table-column-properties style:column-width="5.577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officeooo:rsid="0010b67d" officeooo:paragraph-rsid="0010b67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rsid="0010b67d" officeooo:paragraph-rsid="0010b67d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10b67d"/>
    </style:style>
    <style:style style:name="MT2" style:family="text">
      <style:text-properties officeooo:rsid="00146d3b"/>
    </style:style>
    <style:style style:name="MT3" style:family="text">
      <style:text-properties style:font-name="Symbol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MP1">Perfect Places</text:p>
            </table:table-cell>
            <table:table-cell table:style-name="Tabella5.A1" office:value-type="string">
              <text:p text:style-name="MP2"/>
            </table:table-cell>
          </table:table-row>
          <table:table-row table:style-name="Tabella5.1">
            <table:table-cell table:style-name="Tabella5.A1" office:value-type="string">
              <text:p text:style-name="Standard"><text:title>Vision</text:title></text:p>
            </table:table-cell>
            <table:table-cell table:style-name="Tabella5.A1" office:value-type="string">
              <text:p text:style-name="Standard"><text:s text:c="2"/>Date: <text:s/>&lt;<text:span text:style-name="MT1">13</text:span>/<text:span text:style-name="MT1">02</text:span>/<text:span text:style-name="MT1">2017</text:span>&gt;</text:p>
            </table:table-cell>
          </table:table-row>
        </table:table>
        <text:p text:style-name="Header"/>
      </style:header>
      <style:footer>
        <table:table table:name="Tabella6" table:style-name="Tabella6">
          <table:table-column table:style-name="Tabella6.A"/>
          <table:table-column table:style-name="Tabella6.B" table:number-columns-repeated="2"/>
          <table:table-row table:style-name="Tabella6.1">
            <table:table-cell table:style-name="Tabella6.A1" office:value-type="string">
              <text:p text:style-name="MP3">Confiden<text:span text:style-name="MT2">tial</text:span></text:p>
            </table:table-cell>
            <table:table-cell table:style-name="Tabella6.A1" office:value-type="string">
              <text:p text:style-name="MP4"><text:span text:style-name="MT3"></text:span> <text:span text:style-name="MT1">CMTCompany 2017</text:span></text:p>
            </table:table-cell>
            <table:table-cell table:style-name="Tabella6.A1" office:value-type="string">
              <text:p text:style-name="MP5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Teresa</meta:initial-creator>
    <meta:editing-cycles>2</meta:editing-cycles>
    <meta:print-date>2001-03-15T12:26:00</meta:print-date>
    <meta:creation-date>2015-10-05T08:16:00</meta:creation-date>
    <dc:date>2017-02-01T21:50:36.131140554</dc:date>
    <meta:editing-duration>PT7S</meta:editing-duration>
    <meta:generator>LibreOffice/4.2.8.2$Linux_X86_64 LibreOffice_project/420m0$Build-2</meta:generator>
    <meta:document-statistic meta:table-count="7" meta:image-count="0" meta:object-count="0" meta:page-count="5" meta:paragraph-count="131" meta:word-count="1208" meta:character-count="8169" meta:non-whitespace-character-count="7071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